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FILET_5f_POINTILLES">
      <style:text-properties officeooo:paragraph-rsid="01e320e9"/>
    </style:style>
    <style:style style:name="P4" style:family="paragraph" style:parent-style-name="FILET_5f_POINTILLES">
      <style:text-properties officeooo:paragraph-rsid="01e48fd3"/>
    </style:style>
    <style:style style:name="P5" style:family="paragraph" style:parent-style-name="FILET_5f_POINTILLES">
      <style:text-properties officeooo:paragraph-rsid="01e56270"/>
    </style:style>
    <style:style style:name="P6" style:family="paragraph" style:parent-style-name="FILET_5f_POINTILLES">
      <style:text-properties officeooo:paragraph-rsid="01ea9809"/>
    </style:style>
    <style:style style:name="P7" style:family="paragraph" style:parent-style-name="_5f_Footer_20_page_20_paire_20__28_G_29_"/>
    <style:style style:name="P8" style:family="paragraph" style:parent-style-name="_5f_Footer_20_page_20_paire_20__28_G_29_">
      <style:text-properties officeooo:paragraph-rsid="02cdb06c"/>
    </style:style>
    <style:style style:name="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" style:family="paragraph" style:parent-style-name="_5f_Paragraphe_20_énoncé_20_après_20_numéro_20_question">
      <style:text-properties fo:font-size="10pt" style:font-size-asian="10pt" style:font-size-complex="10pt"/>
    </style:style>
    <style:style style:name="P12" style:family="paragraph" style:parent-style-name="_5f_Titre_20_d_27_exercices_20_livret_20_avec_20_num_20_exo" style:master-page-name="_5f_Fiche_20_éditeur_20_page_20_impaire_20__28_D_29_">
      <style:paragraph-properties style:page-number="auto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2a6099"/>
      <style:paragraph-properties fo:text-align="center"/>
    </style:style>
    <style:style style:name="P16" style:family="paragraph">
      <loext:graphic-properties draw:fill="solid" draw:fill-color="#7fb241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371c2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1488b23"/>
    </style:style>
    <style:style style:name="T4" style:family="text">
      <style:text-properties style:text-position="0% 100%" officeooo:rsid="01c84e20"/>
    </style:style>
    <style:style style:name="T5" style:family="text">
      <style:text-properties officeooo:rsid="01433a4c"/>
    </style:style>
    <style:style style:name="T6" style:family="text">
      <style:text-properties style:text-position="super 58%" officeooo:rsid="01433a4c"/>
    </style:style>
    <style:style style:name="T7" style:family="text">
      <style:text-properties officeooo:rsid="0160fe85"/>
    </style:style>
    <style:style style:name="T8" style:family="text">
      <style:text-properties fo:color="#000000" loext:opacity="100%" fo:font-weight="normal" officeooo:rsid="01e531f4" fo:background-color="transparent" loext:char-shading-value="0" style:font-size-asian="12pt" style:font-style-asian="italic" style:font-size-complex="12pt" style:font-style-complex="italic"/>
    </style:style>
    <style:style style:name="T9" style:family="text">
      <style:text-properties officeooo:rsid="01e48fd3"/>
    </style:style>
    <style:style style:name="T10" style:family="text">
      <style:text-properties style:font-name="Bitstream Vera Sans4" fo:font-size="10pt" fo:font-style="normal" officeooo:rsid="01efee87"/>
    </style:style>
    <style:style style:name="T1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2cm" fo:min-width="1.45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01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draw:stroke-dash="Dashed_20__28_var_29__20_4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dash" draw:stroke-dash="Dashed_20__28_var_29_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4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02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4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Dashed_20__28_var_29_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02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.03cm" svg:stroke-color="#66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115cm" fo:min-width="2.49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3cm" svg:stroke-color="#6600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svg:stroke-width="0.03cm" svg:stroke-color="#6600ff" draw:marker-start-width="0.39cm" draw:marker-end-width="0.39cm" draw:fill="none" draw:textarea-horizontal-align="justify" draw:textarea-vertical-align="middle" draw:auto-grow-height="false" fo:min-height="0.242cm" fo:min-width="0.242cm" fo:padding-top="0.014cm" fo:padding-bottom="0.014cm" fo:padding-left="0.014cm" fo:padding-right="0.014cm" style:run-through="foreground"/>
    </style:style>
    <style:style style:name="gr24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color="#000000" draw:marker-end="Arrowheads_20_2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000000" draw:marker-end="Arrowheads_20_1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4.401cm" fo:min-width="2.64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462cm" fo:min-width="0.62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002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4" svg:stroke-width="0.03cm" svg:stroke-color="#ff0066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39cm" fo:min-width="0.92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draw:stroke-dash="Dashed_20__28_var_29__20_4" svg:stroke-width="0.03cm" svg:stroke-color="#ff0066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02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6" draw:name="Shape2_0" draw:style-name="gr1" draw:text-style-name="P14" svg:width="3.857cm" svg:height="0.805cm" draw:transform="rotate (0.0872664625997165) translate (0.467430555555556cm 1.34055555555556cm)">
        <draw:text-box>
          <text:p text:style-name="P13"><text:span text:style-name="T11">S</text:span><text:span text:style-name="T11">é</text:span><text:span text:style-name="T11">r</text:span><text:span text:style-name="T11">i</text:span><text:span text:style-name="T11">e</text:span><text:span text:style-name="T11"> </text:span><text:span text:style-name="T11">5</text:span></text:p>
        </draw:text-box>
      </draw:frame>
      <draw:line text:anchor-type="page" text:anchor-page-number="1" draw:z-index="15" draw:name="Shape3_0" draw:style-name="gr2" draw:text-style-name="P15" svg:x1="14.771cm" svg:y1="1.198cm" svg:x2="21.994cm" svg:y2="1.145cm">
        <text:p/>
      </draw:line>
      <draw:path text:anchor-type="page" text:anchor-page-number="1" draw:z-index="14" draw:name="Shape1_0" draw:style-name="gr3" draw:text-style-name="P16" svg:width="4.329cm" svg:height="2.24cm" svg:x="0cm" svg:y="0.001cm" svg:viewBox="0 0 4330 2241" svg:d="M0 2241l3984-288c209-15 363-168 345-342l-170-1611h-4159z">
        <text:p/>
      </draw:path>
      <text:list xml:id="list2560508694" text:style-name="_5f_Numérotation_20_des_20_exercices_20_livrets">
        <text:list-item>
          <text:h text:style-name="P12" text:outline-level="1"><draw:g text:anchor-type="paragraph" draw:z-index="13" draw:name="Shape8" draw:style-name="gr4"><draw:custom-shape draw:style-name="gr5" draw:text-style-name="P17" svg:width="3.968cm" svg:height="1.544cm" draw:transform="rotate (0.825889802043717) translate (3.25613888888889cm 2.89983333333333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6" draw:text-style-name="P19" svg:width="0.662cm" svg:height="0.625cm" svg:x="2.706cm" svg:y="2.554cm"><draw:text-box><text:p text:style-name="P18"><text:span text:style-name="T12">R</text:span></text:p></draw:text-box></draw:frame><draw:frame draw:style-name="gr6" draw:text-style-name="P19" svg:width="0.662cm" svg:height="0.625cm" svg:x="6.856cm" svg:y="0.607cm"><draw:text-box><text:p text:style-name="P18"><text:span text:style-name="T12">V</text:span></text:p></draw:text-box></draw:frame><draw:frame draw:style-name="gr6" draw:text-style-name="P19" svg:width="0.662cm" svg:height="0.625cm" svg:x="4.14cm" svg:y="3.985cm"><draw:text-box><text:p text:style-name="P18"><text:span text:style-name="T12">S</text:span></text:p></draw:text-box></draw:frame><draw:custom-shape draw:style-name="gr7" draw:text-style-name="P17" svg:width="0.294cm" svg:height="0.295cm" draw:transform="skewX (0.00593411945678069) rotate (0.819083017960939) translate (4.18218055555556cm 3.74473611111111cm)"><text:p/><draw:enhanced-geometry svg:viewBox="0 0 21600 21600" draw:type="rectangle" draw:enhanced-path="M 0 0 L 21600 0 21600 21600 0 21600 0 0 Z N"/></draw:custom-shape><draw:frame draw:style-name="gr8" draw:text-style-name="P20" svg:width="1.221cm" svg:height="0.966cm" draw:transform="rotate (-0.780336708566664) translate (3.47309722222222cm 2.98626388888889cm)"><draw:text-box><text:p text:style-name="P18"><text:span text:style-name="T13">2 cm</text:span></text:p></draw:text-box></draw:frame></draw:g><draw:g text:anchor-type="char" draw:z-index="10" draw:name="Shape74" draw:style-name="gr9"><draw:custom-shape draw:style-name="gr19" draw:text-style-name="P17" svg:width="3.029cm" svg:height="1.394cm" draw:transform="rotate (0.444011761707357) translate (0.299861111111111cm 2.07256944444444cm)"><text:p/><draw:enhanced-geometry svg:viewBox="0 0 21600 21600" draw:type="rectangle" draw:enhanced-path="M 0 0 L 21600 0 21600 21600 0 21600 0 0 Z N"/></draw:custom-shape><draw:line draw:style-name="gr20" draw:text-style-name="P24" svg:x1="0.614cm" svg:y1="2.549cm" svg:x2="0.494cm" svg:y2="2.669cm"><text:p/></draw:line><draw:line draw:style-name="gr20" draw:text-style-name="P24" svg:x1="0.628cm" svg:y1="2.588cm" svg:x2="0.508cm" svg:y2="2.708cm"><text:p/></draw:line><draw:line draw:style-name="gr20" draw:text-style-name="P24" svg:x1="3.346cm" svg:y1="1.235cm" svg:x2="3.226cm" svg:y2="1.355cm"><text:p/></draw:line><draw:line draw:style-name="gr20" draw:text-style-name="P24" svg:x1="3.362cm" svg:y1="1.274cm" svg:x2="3.242cm" svg:y2="1.394cm"><text:p/></draw:line><draw:line draw:style-name="gr20" draw:text-style-name="P24" svg:x1="1.73cm" svg:y1="1.316cm" svg:x2="1.73cm" svg:y2="1.475cm"><text:p/></draw:line><draw:line draw:style-name="gr20" draw:text-style-name="P24" svg:x1="1.69cm" svg:y1="1.33cm" svg:x2="1.69cm" svg:y2="1.489cm"><text:p/></draw:line><draw:line draw:style-name="gr20" draw:text-style-name="P24" svg:x1="1.65cm" svg:y1="1.354cm" svg:x2="1.65cm" svg:y2="1.513cm"><text:p/></draw:line><draw:line draw:style-name="gr20" draw:text-style-name="P24" svg:x1="1.73cm" svg:y1="1.316cm" svg:x2="1.73cm" svg:y2="1.475cm"><text:p/></draw:line><draw:line draw:style-name="gr20" draw:text-style-name="P24" svg:x1="1.69cm" svg:y1="1.33cm" svg:x2="1.69cm" svg:y2="1.489cm"><text:p/></draw:line><draw:line draw:style-name="gr20" draw:text-style-name="P24" svg:x1="1.65cm" svg:y1="1.354cm" svg:x2="1.65cm" svg:y2="1.513cm"><text:p/></draw:line><draw:line draw:style-name="gr20" draw:text-style-name="P24" svg:x1="2.205cm" svg:y1="2.63cm" svg:x2="2.205cm" svg:y2="2.789cm"><text:p/></draw:line><draw:line draw:style-name="gr20" draw:text-style-name="P24" svg:x1="2.168cm" svg:y1="2.646cm" svg:x2="2.168cm" svg:y2="2.805cm"><text:p/></draw:line><draw:line draw:style-name="gr20" draw:text-style-name="P24" svg:x1="2.128cm" svg:y1="2.668cm" svg:x2="2.128cm" svg:y2="2.827cm"><text:p/></draw:line><draw:line draw:style-name="gr20" draw:text-style-name="P24" svg:x1="2.205cm" svg:y1="2.63cm" svg:x2="2.205cm" svg:y2="2.789cm"><text:p/></draw:line><draw:line draw:style-name="gr20" draw:text-style-name="P24" svg:x1="2.168cm" svg:y1="2.646cm" svg:x2="2.168cm" svg:y2="2.805cm"><text:p/></draw:line><draw:line draw:style-name="gr20" draw:text-style-name="P24" svg:x1="2.128cm" svg:y1="2.668cm" svg:x2="2.128cm" svg:y2="2.827cm"><text:p/></draw:line><draw:frame draw:style-name="gr21" draw:text-style-name="P20" svg:width="1.408cm" svg:height="0.983cm" draw:transform="rotate (0.425685804561417) translate (0.807861111111111cm 1.12006944444444cm)"><draw:text-box><text:p text:style-name="P18"><text:span text:style-name="T13">6 cm</text:span></text:p></draw:text-box></draw:frame><draw:frame draw:style-name="gr22" draw:text-style-name="P20" svg:width="0.378cm" svg:height="0.618cm" svg:x="2.868cm" svg:y="0.258cm"><draw:text-box><text:p text:style-name="P18"><text:span text:style-name="T13">L</text:span></text:p></draw:text-box></draw:frame><draw:frame draw:style-name="gr22" draw:text-style-name="P20" svg:width="0.378cm" svg:height="0.618cm" svg:x="3.635cm" svg:y="1.727cm"><draw:text-box><text:p text:style-name="P18"><text:span text:style-name="T13">S</text:span></text:p></draw:text-box></draw:frame><draw:frame draw:style-name="gr22" draw:text-style-name="P20" svg:width="0.378cm" svg:height="0.618cm" svg:x="0.635cm" svg:y="3.331cm"><draw:text-box><text:p text:style-name="P18"><text:span text:style-name="T13">E</text:span></text:p></draw:text-box></draw:frame><draw:frame draw:style-name="gr22" draw:text-style-name="P20" svg:width="0.378cm" svg:height="0.618cm" svg:x="-0.249cm" svg:y="1.671cm"><draw:text-box><text:p text:style-name="P18"><text:span text:style-name="T13">H</text:span></text:p></draw:text-box></draw:frame><draw:custom-shape draw:name="Shape7" draw:style-name="gr23" draw:text-style-name="P25" svg:width="0.271cm" svg:height="0.271cm" draw:transform="rotate (-1.12678456508754) translate (1.02129166666667cm 2.97391666666667cm)"><text:p/><draw:enhanced-geometry svg:viewBox="0 0 21600 21600" draw:type="rectangle" draw:enhanced-path="M 0 0 L 21600 0 21600 21600 0 21600 0 0 Z N"/></draw:custom-shape><draw:custom-shape draw:name="Shape7" draw:style-name="gr23" draw:text-style-name="P25" svg:width="0.271cm" svg:height="0.271cm" draw:transform="rotate (-1.12678456508754) translate (0.543277777777778cm 1.95791666666667cm)"><text:p/><draw:enhanced-geometry svg:viewBox="0 0 21600 21600" draw:type="rectangle" draw:enhanced-path="M 0 0 L 21600 0 21600 21600 0 21600 0 0 Z N"/></draw:custom-shape><draw:custom-shape draw:name="Shape7" draw:style-name="gr23" draw:text-style-name="P25" svg:width="0.271cm" svg:height="0.271cm" draw:transform="rotate (-1.12678456508754) translate (3.03036111111111cm 0.770819444444444cm)"><text:p/><draw:enhanced-geometry svg:viewBox="0 0 21600 21600" draw:type="rectangle" draw:enhanced-path="M 0 0 L 21600 0 21600 21600 0 21600 0 0 Z N"/></draw:custom-shape><draw:custom-shape draw:name="Shape7" draw:style-name="gr23" draw:text-style-name="P25" svg:width="0.271cm" svg:height="0.271cm" draw:transform="rotate (-1.12678456508754) translate (3.51543055555556cm 1.77976388888889cm)"><text:p/><draw:enhanced-geometry svg:viewBox="0 0 21600 21600" draw:type="rectangle" draw:enhanced-path="M 0 0 L 21600 0 21600 21600 0 21600 0 0 Z N"/></draw:custom-shape></draw:g><text:s/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3820089381" text:style-name="_5f_Numérotation_20_des_20_exercices_20_livrets">
        <text:list-item>
          <text:list>
            <text:list-item text:start-value="1">
              <text:p text:style-name="_5f_Paragraphe_20_énoncé_20_après_20_numéro_20_question"><text:span text:style-name="_5f_livret"><text:span text:style-name="T5">HLSE est un rectangle d’aire 18 cm²</text:span></text:span><text:span text:style-name="_5f_livret">. </text:span><text:span text:style-name="_5f_livret"><text:span text:style-name="T5">Déter­mine la </text:span></text:span><text:span text:style-name="_5f_livret"><text:span text:style-name="T10">longueur</text:span></text:span><text:span text:style-name="_5f_livret"><text:span text:style-name="T5"> du segment [LS].</text:span></text:span></text:p>
            </text:list-item>
          </text:list>
        </text:list-item>
      </text:list>
      <text:p text:style-name="P6">…………………………………………………………………</text:p>
      <text:p text:style-name="P6">…………………………………………………………………</text:p>
      <text:p text:style-name="P6">…………………………………………………………………</text:p>
      <text:p text:style-name="P3">………………………………………………………………...</text:p>
      <text:list xml:id="list190217397566860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_5f_livret"><text:span text:style-name="T7">RSV est un triangle rectangle en S. </text:span></text:span><text:span text:style-name="_5f_livret">Détermine la longueur du segment [</text:span><text:span text:style-name="_5f_livret"><text:span text:style-name="T7">VS</text:span></text:span><text:span text:style-name="_5f_livret">] sachant que l’</text:span><text:span text:style-name="_5f_livret"><text:span text:style-name="T5">aire</text:span></text:span><text:span text:style-name="_5f_livret"> </text:span><text:span text:style-name="_5f_livret"><text:span text:style-name="T5">de RSV</text:span></text:span><text:span text:style-name="_5f_livret"> </text:span><text:span text:style-name="_5f_livret"><text:span text:style-name="T7">vaut 7</text:span></text:span><text:span text:style-name="_5f_livret"> cm</text:span><text:span text:style-name="_5f_livret"><text:span text:style-name="T6">2</text:span></text:span><text:span text:style-name="_5f_livret">.</text:span></text:p>
            </text:list-item>
          </text:list>
        </text:list-item>
      </text:list>
      <text:p text:style-name="P3">…………………………………………………………………</text:p>
      <text:p text:style-name="P6">…………………………………………………………………</text:p>
      <text:p text:style-name="P6">…………………………………………………………………</text:p>
      <text:p text:style-name="P3"><draw:g text:anchor-type="char" draw:z-index="12" draw:name="Shape11" draw:style-name="gr9"><draw:polygon draw:style-name="gr10" draw:text-style-name="P21" svg:width="3.499cm" svg:height="3.699cm" svg:x="2.448cm" svg:y="1.69cm" svg:viewBox="0 0 3500 3700" draw:points="0,400 2400,0 3500,3700"><text:p/></draw:polygon><draw:frame draw:style-name="gr11" draw:text-style-name="P22" svg:width="0.6cm" svg:height="0.618cm" svg:x="1.944cm" svg:y="1.688cm"><draw:text-box><text:p text:style-name="P18"><text:span text:style-name="T14">Q</text:span></text:p></draw:text-box></draw:frame><draw:frame draw:style-name="gr11" draw:text-style-name="P22" svg:width="0.6cm" svg:height="0.618cm" svg:x="4.71cm" svg:y="1.433cm"><draw:text-box><text:p text:style-name="P18"><text:span text:style-name="T14">M</text:span></text:p></draw:text-box></draw:frame><draw:frame draw:style-name="gr11" draw:text-style-name="P22" svg:width="0.6cm" svg:height="0.618cm" svg:x="5.743cm" svg:y="5.183cm"><draw:text-box><text:p text:style-name="P18"><text:span text:style-name="T14">N</text:span></text:p></draw:text-box></draw:frame><draw:line draw:style-name="gr12" draw:text-style-name="P21" svg:x1="2.448cm" svg:y1="2.089cm" svg:x2="4.906cm" svg:y2="1.351cm"><text:p/></draw:line><draw:line draw:style-name="gr12" draw:text-style-name="P23" svg:x1="5.949cm" svg:y1="5.39cm" svg:x2="4.549cm" svg:y2="0.69cm"><text:p/></draw:line><draw:custom-shape draw:style-name="gr13" draw:text-style-name="P23" svg:width="0.302cm" svg:height="0.302cm" draw:transform="rotate (0.277332818141899) translate (4.38326388888889cm 1.19591666666667cm)"><text:p/><draw:enhanced-geometry svg:viewBox="0 0 21600 21600" draw:type="rectangle" draw:enhanced-path="M 0 0 L 21600 0 21600 21600 0 21600 0 0 Z N"/></draw:custom-shape><draw:frame draw:style-name="gr14" draw:text-style-name="P22" svg:width="1.2cm" svg:height="0.902cm" draw:transform="rotate (0.277158285216699) translate (2.84515277777778cm 1.41816666666667cm)"><draw:text-box><text:p text:style-name="P18"><text:span text:style-name="T14">5 cm</text:span></text:p></draw:text-box></draw:frame><draw:frame draw:style-name="gr11" draw:text-style-name="P22" svg:width="0.6cm" svg:height="0.618cm" svg:x="4.646cm" svg:y="0.882cm"><draw:text-box><text:p text:style-name="P18"><text:span text:style-name="T14">R</text:span></text:p></draw:text-box></draw:frame></draw:g>………………………………………………………………...</text:p>
      <text:list xml:id="list190215828211117" text:continue-list="list2560508694" text:style-name="_5f_Numérotation_20_des_20_exercices_20_livrets">
        <text:list-item>
          <text:h text:style-name="_5f_Titre_20_d_27_exercices_20_livret_20_sans_20_titre_20_avec_20_num_20_exo" text:outline-level="1"><draw:g text:anchor-type="paragraph" draw:z-index="0" draw:name="Shape10" draw:style-name="gr4"><draw:custom-shape draw:style-name="gr35" draw:text-style-name="P21" svg:width="2.902cm" svg:height="1.9cm" draw:transform="rotate (2.53997766042735) translate (7.05555555555556cm 3.83116666666667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11" draw:text-style-name="P22" svg:width="0.6cm" svg:height="0.618cm" svg:x="6.864cm" svg:y="3.713cm"><draw:text-box><text:p text:style-name="P18"><text:span text:style-name="T14">G</text:span></text:p></draw:text-box></draw:frame><draw:frame draw:style-name="gr11" draw:text-style-name="P22" svg:width="0.6cm" svg:height="0.618cm" svg:x="5.414cm" svg:y="0.108cm"><draw:text-box><text:p text:style-name="P18"><text:span text:style-name="T14">J</text:span></text:p></draw:text-box></draw:frame><draw:frame draw:style-name="gr36" draw:text-style-name="P22" svg:width="0.6cm" svg:height="0.62cm" svg:x="8.119cm" svg:y="1.904cm"><draw:text-box><text:p text:style-name="P18"><text:span text:style-name="T14">K</text:span></text:p></draw:text-box></draw:frame><draw:custom-shape draw:style-name="gr37" draw:text-style-name="P21" svg:width="0.302cm" svg:height="0.302cm" draw:transform="rotate (2.53997766042735) translate (7.96572222222222cm 2.51177777777778cm)"><text:p/><draw:enhanced-geometry svg:viewBox="0 0 21600 21600" draw:type="rectangle" draw:enhanced-path="M 0 0 L 21600 0 21600 21600 0 21600 0 0 Z N"/></draw:custom-shape><draw:frame draw:style-name="gr18" draw:text-style-name="P22" svg:width="1.2cm" svg:height="0.9cm" draw:transform="rotate (0.993790476085571) translate (7.15609722222222cm 3.56129166666667cm)"><draw:text-box><text:p text:style-name="P18"><text:span text:style-name="T14">3 cm</text:span></text:p></draw:text-box></draw:frame></draw:g><draw:line text:anchor-type="paragraph" draw:z-index="2" draw:name="Shape5" draw:style-name="gr29" draw:text-style-name="P13" svg:x1="2.175cm" svg:y1="2.228cm" svg:x2="1.697cm" svg:y2="0.67cm"><text:p/></draw:line><draw:g text:anchor-type="char" draw:z-index="11" draw:name="Shape9" draw:style-name="gr9"><draw:polygon draw:style-name="gr15" draw:text-style-name="P21" svg:width="1.899cm" svg:height="3.699cm" svg:x="0.574cm" svg:y="0.821cm" svg:viewBox="0 0 1900 3700" draw:points="0,1600 800,0 1900,3700"><text:p/></draw:polygon><draw:frame draw:style-name="gr11" draw:text-style-name="P22" svg:width="0.6cm" svg:height="0.618cm" svg:x="0.074cm" svg:y="2.014cm"><draw:text-box><text:p text:style-name="P18"><text:span text:style-name="T14">F</text:span></text:p></draw:text-box></draw:frame><draw:frame draw:style-name="gr11" draw:text-style-name="P22" svg:width="0.6cm" svg:height="0.618cm" svg:x="0.974cm" svg:y="0.314cm"><draw:text-box><text:p text:style-name="P18"><text:span text:style-name="T14">Z</text:span></text:p></draw:text-box></draw:frame><draw:frame draw:style-name="gr11" draw:text-style-name="P22" svg:width="0.6cm" svg:height="0.618cm" svg:x="2.274cm" svg:y="4.42cm"><draw:text-box><text:p text:style-name="P18"><text:span text:style-name="T14">S</text:span></text:p></draw:text-box></draw:frame><draw:line draw:style-name="gr16" draw:text-style-name="P21" svg:x1="0.561cm" svg:y1="2.434cm" svg:x2="1.749cm" svg:y2="2.074cm"><text:p/></draw:line><draw:custom-shape draw:style-name="gr17" draw:text-style-name="P23" svg:width="0.301cm" svg:height="0.304cm" draw:transform="skewX (-0.00575958653158131) rotate (0.277332818141899) translate (1.37759722222222cm 1.86619444444444cm)"><text:p/><draw:enhanced-geometry svg:viewBox="0 0 21600 21600" draw:type="rectangle" draw:enhanced-path="M 0 0 L 21600 0 21600 21600 0 21600 0 0 Z N"/></draw:custom-shape><draw:frame draw:style-name="gr18" draw:text-style-name="P22" svg:width="1.202cm" svg:height="0.9cm" draw:transform="rotate (-1.32156330961011) translate (2.44475cm 2.03729166666667cm)"><draw:text-box><text:p text:style-name="P18"><text:span text:style-name="T14">5 cm</text:span></text:p></draw:text-box></draw:frame><draw:frame draw:style-name="gr11" draw:text-style-name="P22" svg:width="0.602cm" svg:height="0.618cm" svg:x="1.573cm" svg:y="1.82cm"><draw:text-box><text:p text:style-name="P18"><text:span text:style-name="T14">T</text:span></text:p></draw:text-box></draw:frame></draw:g><text:s/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><draw:line text:anchor-type="paragraph" draw:z-index="3" draw:name="Shape6" draw:style-name="gr28" draw:text-style-name="P13" svg:x1="2.448cm" svg:y1="0.333cm" svg:x2="2.873cm" svg:y2="1.859cm"><text:p/></draw:line></text:p>
      <text:p text:style-name="_5f_Paragraphe_20_livret_20_"/>
      <text:p text:style-name="_5f_Paragraphe_20_livret_20_"/>
      <text:p text:style-name="_5f_Paragraphe_20_livret_20_"/>
      <text:list xml:id="list190215635114719" text:continue-list="list190217397566860" text:style-name="_5f_Numérotation_20_des_20_exercices_20_livrets">
        <text:list-item>
          <text:list>
            <text:list-item text:start-value="1">
              <text:p text:style-name="P11"><text:span text:style-name="_5f_livret">FZS a pour aire 20 cm²</text:span><text:span text:style-name="_5f_livret"><text:span text:style-name="T2">. Détermine la lon­gueur d</text:span></text:span><text:span text:style-name="_5f_livret"><text:span text:style-name="T3">u segment</text:span></text:span><text:span text:style-name="_5f_livret"><text:span text:style-name="T2"> [FT] </text:span></text:span><text:span text:style-name="_5f_livret"><text:span text:style-name="T4">sachant que [ZS] mesure 5 cm</text:span></text:span><text:span text:style-name="_5f_livret"><text:span text:style-name="T2">.</text:span></text:span><text:span text:style-name="T2"> </text:span></text:p>
            </text:list-item>
          </text:list>
        </text:list-item>
      </text:list>
      <text:p text:style-name="P3">…………………………………………………………………</text:p>
      <text:p text:style-name="P3">…………………………………………………………………</text:p>
      <text:p text:style-name="P3">…………………………………………………………………</text:p>
      <text:p text:style-name="P3">………………………………………………………………...</text:p>
      <text:list xml:id="list190217156655655" text:continue-numbering="true" text:style-name="_5f_Numérotation_20_des_20_exercices_20_livrets">
        <text:list-item>
          <text:list>
            <text:list-item>
              <text:h text:style-name="_5f_Titre_20_d_27_exercices_20_livret_20_sans_20_titre_20_avec_20_num_20_exo" text:outline-level="1"><text:s/><text:span text:style-name="_5f_livret">QMN est un triangle d’aire 10 cm²</text:span><text:span text:style-name="_5f_livret"><text:span text:style-name="T2">. Déter­mine la longueur du segment [MN].</text:span></text:span></text:h>
            </text:list-item>
          </text:list>
        </text:list-item>
      </text:list>
      <text:p text:style-name="P3">…………………………………………………………………</text:p>
      <text:p text:style-name="P3">…………………………………………………………………</text:p>
      <text:p text:style-name="P3">…………………………………………………………………</text:p>
      <text:p text:style-name="P3">…………………………………………………………………</text:p>
      <text:list xml:id="list190216643557899" text:continue-numbering="true" text:style-name="_5f_Numérotation_20_des_20_exercices_20_livrets">
        <text:list-item>
          <text:list>
            <text:list-item>
              <text:h text:style-name="_5f_Titre_20_d_27_exercices_20_livret_20_sans_20_titre_20_avec_20_num_20_exo" text:outline-level="1"><text:s/><text:span text:style-name="_5f_livret">GKJ est un triangle rectangle en K. Détermine la longueur du segment [KJ] sachant que l’aire de GKJ vaut 12 cm²</text:span><text:span text:style-name="_5f_livret"><text:span text:style-name="T2">.</text:span></text:span></text:h>
            </text:list-item>
          </text:list>
        </text:list-item>
      </text:list>
      <text:p text:style-name="P3">…………………………………………………………………</text:p>
      <text:p text:style-name="P3">…………………………………………………………………</text:p>
      <text:p text:style-name="P3">………………………………………………………………...</text:p>
      <text:list xml:id="list190216600926695" text:continue-list="list190215828211117" text:style-name="_5f_Numérotation_20_des_20_exercices_20_livrets">
        <text:list-item>
          <text:h text:style-name="_5f_Titre_20_d_27_exercices_20_livret_20_sans_20_titre_20_avec_20_num_20_exo" text:outline-level="1"><text:span text:style-name="_5f_BVS"><text:s/></text:span><text:span text:style-name="_5f_livret"><text:span text:style-name="T8">L</text:span></text:span><text:span text:style-name="_5f_livret"><text:span text:style-name="T9">’aire de cette figure </text:span></text:span><text:span text:style-name="_5f_livret"><text:span text:style-name="T8">vaut 40 cm²</text:span></text:span><text:span text:style-name="_5f_livret"><text:span text:style-name="T9">.</text:span></text:span></text:h>
        </text:list-item>
      </text:list>
      <text:p text:style-name="_5f_Paragraphe_20_livret_20_"><draw:g text:anchor-type="paragraph" draw:z-index="1" draw:name="Shape4" draw:style-name="gr4"><draw:custom-shape draw:style-name="gr30" draw:text-style-name="P26" svg:width="3.2cm" svg:height="4.702cm" svg:x="0.884cm" svg:y="0.392cm"><text:p/><draw:enhanced-geometry svg:viewBox="0 0 21600 21600" draw:type="rectangle" draw:enhanced-path="M 0 0 L 21600 0 21600 21600 0 21600 0 0 Z N"/></draw:custom-shape><draw:custom-shape draw:style-name="gr31" draw:text-style-name="P26" svg:width="2.354cm" svg:height="2.352cm" svg:x="4.084cm" svg:y="2.743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line draw:style-name="gr32" draw:text-style-name="P24" svg:x1="3.984cm" svg:y1="1.494cm" svg:x2="4.184cm" svg:y2="1.494cm"><text:p/></draw:line><draw:line draw:style-name="gr32" draw:text-style-name="P24" svg:x1="3.984cm" svg:y1="1.593cm" svg:x2="4.184cm" svg:y2="1.593cm"><text:p/></draw:line><draw:line draw:style-name="gr32" draw:text-style-name="P24" svg:x1="3.984cm" svg:y1="3.893cm" svg:x2="4.184cm" svg:y2="3.893cm"><text:p/></draw:line><draw:line draw:style-name="gr32" draw:text-style-name="P24" svg:x1="3.984cm" svg:y1="3.997cm" svg:x2="4.184cm" svg:y2="3.997cm"><text:p/></draw:line><draw:line draw:style-name="gr32" draw:text-style-name="P24" svg:x1="4.984cm" svg:y1="4.993cm" svg:x2="4.984cm" svg:y2="5.193cm"><text:p/></draw:line><draw:line draw:style-name="gr32" draw:text-style-name="P24" svg:x1="5.084cm" svg:y1="4.993cm" svg:x2="5.084cm" svg:y2="5.193cm"><text:p/></draw:line><draw:line draw:style-name="gr32" draw:text-style-name="P24" svg:x1="2.484cm" svg:y1="4.993cm" svg:x2="2.484cm" svg:y2="5.193cm"><text:p/></draw:line><draw:line draw:style-name="gr32" draw:text-style-name="P24" svg:x1="2.584cm" svg:y1="4.993cm" svg:x2="2.584cm" svg:y2="5.193cm"><text:p/></draw:line><draw:custom-shape draw:style-name="gr33" draw:text-style-name="P26" svg:width="0.301cm" svg:height="0.302cm" svg:x="0.884cm" svg:y="0.392cm"><text:p/><draw:enhanced-geometry svg:viewBox="0 0 21600 21600" draw:type="rectangle" draw:enhanced-path="M 0 0 L 21600 0 21600 21600 0 21600 0 0 Z N"/></draw:custom-shape><draw:custom-shape draw:style-name="gr33" draw:text-style-name="P26" svg:width="0.301cm" svg:height="0.302cm" svg:x="3.784cm" svg:y="0.392cm"><text:p/><draw:enhanced-geometry svg:viewBox="0 0 21600 21600" draw:type="rectangle" draw:enhanced-path="M 0 0 L 21600 0 21600 21600 0 21600 0 0 Z N"/></draw:custom-shape><draw:custom-shape draw:style-name="gr34" draw:text-style-name="P26" svg:width="0.301cm" svg:height="0.301cm" svg:x="3.784cm" svg:y="4.793cm"><text:p/><draw:enhanced-geometry svg:viewBox="0 0 21600 21600" draw:type="rectangle" draw:enhanced-path="M 0 0 L 21600 0 21600 21600 0 21600 0 0 Z N"/></draw:custom-shape><draw:custom-shape draw:style-name="gr34" draw:text-style-name="P26" svg:width="0.301cm" svg:height="0.301cm" svg:x="4.084cm" svg:y="4.793cm"><text:p/><draw:enhanced-geometry svg:viewBox="0 0 21600 21600" draw:type="rectangle" draw:enhanced-path="M 0 0 L 21600 0 21600 21600 0 21600 0 0 Z N"/></draw:custom-shape><draw:custom-shape draw:style-name="gr34" draw:text-style-name="P26" svg:width="0.301cm" svg:height="0.301cm" svg:x="0.884cm" svg:y="4.793cm"><text:p/><draw:enhanced-geometry svg:viewBox="0 0 21600 21600" draw:type="rectangle" draw:enhanced-path="M 0 0 L 21600 0 21600 21600 0 21600 0 0 Z N"/></draw:custom-shape></draw:g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livret">Calcule les dimensions du rectangle et du triangle.</text:span>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5">…………………………………………………………………</text:p>
      <text:p text:style-name="P5">…………………………………………………………………</text:p>
      <text:p text:style-name="P5">…………………………………………………………………</text:p>
      <text:p text:style-name="P5">…………………………………………………………………</text:p>
      <text:p text:style-name="P5">…………………………………………………………………</text:p>
      <text:p text:style-name="P5">…………………………………………………………………</text:p>
      <text:p text:style-name="P5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<text:span text:style-name="_5f_BV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2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uce_5f_remarque" style:display-name="Puce_remarque" style:family="text">
      <style:text-properties fo:color="#ff337d" loext:opacity="100%" style:font-name="Britannic Bold" fo:font-family="'Britannic Bold'" style:font-style-name="Roman" style:font-family-generic="swiss" style:font-pitch="variable" fo:font-size="13pt" style:text-underline-style="none" fo:font-weight="normal" officeooo:rsid="0019262b" style:font-size-asian="13pt" style:font-weight-asian="bold" style:font-weight-complex="bold"/>
    </style:style>
    <style:style style:name="_5f_pointillés_20_gris" style:display-name="_pointillés gris" style:family="text">
      <style:text-properties fo:color="#b2b2b2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Act_5f_question" style:display-name="Act_question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nothing" fo:text-indent="-0.4cm" fo:margin-left="0.85cm"/>
        </style:list-level-properties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3">
      <text:list-level-style-bullet text:level="1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2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3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4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5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6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7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8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9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10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espace0_2c_7" style:display-name="_espace0,7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f371c2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7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8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9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4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5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6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impaire_20__28_D_29_" style:display-name="_Fiche éditeur page impaire (D)" style:page-layout-name="Mpm12" style:next-style-name="_5f_Fiche_20_éditeur_20_page_20_paire_20__28_G_29_">
      <style:header>
        <text:p text:style-name="MP6"><text:span text:style-name="MT2"><text:s text:c="14"/>Aires</text:span> : <text:span text:style-name="MT2">Des dimensions inconnues</text:span> </text:p>
      </style:header>
      <style:footer>
        <text:h text:style-name="MP7" text:outline-level="1"><text:span text:style-name="MT2">Aires </text:span>: <text:span text:style-name="MT2">Des dimensions inconnues</text:span></text:h>
      </style:footer>
      <style:footer-left>
        <text:p text:style-name="MP8">Série 2 :<text:tab/> <text:s text:c="87"/>Chapitre G? : ...</text:p>
      </style:footer-left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_5f_Header_20_page_20_paire_20__28_G_29_"><text:s/>: </text:p>
      </style:header>
      <style:footer>
        <text:h text:style-name="MP9" text:outline-level="1"><text:s/>: </text:h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3H17M17S</meta:editing-duration>
    <meta:editing-cycles>180</meta:editing-cycles>
    <meta:generator>LibreOffice/7.0.0.3$Linux_X86_64 LibreOffice_project/8061b3e9204bef6b321a21033174034a5e2ea88e</meta:generator>
    <dc:date>2021-01-16T11:56:09.843881422</dc:date>
    <meta:document-statistic meta:table-count="0" meta:image-count="0" meta:object-count="0" meta:page-count="1" meta:paragraph-count="55" meta:word-count="179" meta:character-count="1725" meta:non-whitespace-character-count="1486"/>
    <meta:template xlink:type="simple" xlink:actuate="onRequest" xlink:title="cahier_M" xlink:href="../cahier_M.ott" meta:date="2020-12-21T12:40:50.778118149"/>
  </office:meta>
</office:document-meta>
</file>